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42c6" officeooo:paragraph-rsid="000442c6"/>
    </style:style>
    <style:style style:name="P2" style:family="paragraph" style:parent-style-name="Standard">
      <style:text-properties officeooo:rsid="000442c6" officeooo:paragraph-rsid="00054178"/>
    </style:style>
    <style:style style:name="P3" style:family="paragraph" style:parent-style-name="Standard">
      <style:text-properties officeooo:rsid="00054178" officeooo:paragraph-rsid="00054178"/>
    </style:style>
    <style:style style:name="P4" style:family="paragraph" style:parent-style-name="Standard">
      <style:text-properties officeooo:rsid="00082dc4" officeooo:paragraph-rsid="00082dc4"/>
    </style:style>
    <style:style style:name="T1" style:family="text">
      <style:text-properties officeooo:rsid="000541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PLAYER QUIZ </text:p>
      <text:p text:style-name="P1"/>
      <text:p text:style-name="P1">GAME:It is a quiz with 20 questions. Each question answered right gains 1 point.Whoever reaches 5 first, is the winner of the quiz.</text:p>
      <text:p text:style-name="P1"/>
      <text:p text:style-name="P1">MAXIMUM NUMBER OF PLAYERS :3</text:p>
      <text:p text:style-name="P1"/>
      <text:p text:style-name="P1">INSTRUCTIONS:Who knows an answer to the question , should press bz(buzzer).If you are the first one to press the buzzer , you get a chance to answer.</text:p>
      <text:p text:style-name="P1"/>
      <text:p text:style-name="P1">CODE STRUCTURE:<text:span text:style-name="T1">There are two codes.One is sever code and one is for client.</text:span></text:p>
      <text:p text:style-name="P1">First, I’d like to briefly describe what I have written in server.py. The initial lines of the code are concerned with setting the server and declaring and initializing a few variables and lists that will play an important role in the core. The last few lines of the code are concerned with connecting the clients to the server. This is where the concept of multi-threading has been used so that the server can simultaneously communicate with all the clients.</text:p>
      <text:p text:style-name="P2">Questions are randomly chosen out of a set of twenty questions (making sure that it is not a repeat of the previous questions).Now, <text:span text:style-name="T1">the client who knows the answer and presses the buzzer before gets to answer the question</text:span>.. Other clients are asked to wait for the next question. In the meantime, the fastest client’s answer is evaluated and whether he answered correctly or incorrectly is broadcasted to all three players. This continues until any one of the players scores five points <text:span text:style-name="T1">and he wins.The code is simple and self-</text:span>explanatory.</text:p>
      <text:p text:style-name="P2"><text:s/>client.py is also simple and self-explanatory.</text:p>
      <text:p text:style-name="P2"/>
      <text:p text:style-name="P3">REFERENCES:</text:p>
      <text:p text:style-name="P3"><text:a xlink:type="simple" xlink:href="https://www.geeksforgeeks.org/simple-chat-room-using-python/" text:style-name="Internet_20_link" text:visited-style-name="Visited_20_Internet_20_Link">https://www.geeksforgeeks.org/simple-chat-room-using-python/</text:a></text:p>
      <text:p text:style-name="P3"/>
      <text:p text:style-name="P3"/>
      <text:p text:style-name="P4">NAME:KANUMURU SHREE JHANWWEE</text:p>
      <text:p text:style-name="P4">ROLL NO:IMT20180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23:35:04.263262182</meta:creation-date>
    <dc:date>2019-05-10T23:59:47.387465832</dc:date>
    <meta:editing-duration>PT13M22S</meta:editing-duration>
    <meta:editing-cycles>3</meta:editing-cycles>
    <meta:generator>LibreOffice/6.0.6.2$Linux_X86_64 LibreOffice_project/00m0$Build-2</meta:generator>
    <meta:document-statistic meta:table-count="0" meta:image-count="0" meta:object-count="0" meta:page-count="1" meta:paragraph-count="12" meta:word-count="252" meta:character-count="1561" meta:non-whitespace-character-count="1319"/>
  </office:meta>
</office:document-meta>
</file>